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, cursive"/>
    <style:font-face style:name="Liberation Serif1" svg:font-family="'Liberation Serif', serif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style:rel-width="100%" table:align="left" fo:background-color="transparent">
        <style:background-image/>
      </style:table-properties>
    </style:style>
    <style:style style:name="表格1.A" style:family="table-column">
      <style:table-column-properties style:column-width="2.845cm" style:rel-column-width="10965*"/>
    </style:style>
    <style:style style:name="表格1.F" style:family="table-column">
      <style:table-column-properties style:column-width="2.776cm" style:rel-column-width="10706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style:vertical-align="middle" fo:padding-left="0.101cm" fo:padding-right="0cm" fo:padding-top="0.101cm" fo:padding-bottom="0.101cm" fo:border-left="0.05pt solid #000000" fo:border-right="none" fo:border-top="0.05pt solid #000000" fo:border-bottom="0.05pt solid #000000"/>
    </style:style>
    <style:style style:name="表格1.F1" style:family="table-cell">
      <style:table-cell-properties style:vertical-align="middle" fo:padding="0.101cm" fo:border="0.05pt solid #000000"/>
    </style:style>
    <style:style style:name="表格1.A2" style:family="table-cell">
      <style:table-cell-properties style:vertical-align="middle" fo:padding-left="0.101cm" fo:padding-right="0.101cm" fo:padding-top="0cm" fo:padding-bottom="0.101cm" fo:border-left="0.05pt solid #000000" fo:border-right="0.05pt solid #000000" fo:border-top="none" fo:border-bottom="0.05pt solid #000000"/>
    </style:style>
    <style:style style:name="表格1.A3" style:family="table-cell">
      <style:table-cell-properties style:vertical-align="middle" fo:padding-left="0.101cm" fo:padding-right="0cm" fo:padding-top="0cm" fo:padding-bottom="0.101cm" fo:border-left="0.05pt solid #000000" fo:border-right="none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name-asian="標楷體1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-asian="標楷體1"/>
    </style:style>
    <style:style style:name="P3" style:family="paragraph" style:parent-style-name="Table_20_Contents">
      <style:paragraph-properties fo:text-align="center" style:justify-single-word="false"/>
      <style:text-properties officeooo:rsid="0021262b" officeooo:paragraph-rsid="0021262b" style:font-name-asian="標楷體1"/>
    </style:style>
    <style:style style:name="P4" style:family="paragraph" style:parent-style-name="Table_20_Contents">
      <style:paragraph-properties fo:text-align="center" style:justify-single-word="false"/>
      <style:text-properties style:font-name="Comic Sans MS1" officeooo:rsid="001f59b7" officeooo:paragraph-rsid="001f59b7" style:font-name-asian="Comic Sans MS1"/>
    </style:style>
    <style:style style:name="P5" style:family="paragraph" style:parent-style-name="Table_20_Contents">
      <style:paragraph-properties fo:text-align="center" style:justify-single-word="false"/>
      <style:text-properties style:font-name="Comic Sans MS1" officeooo:rsid="0021262b" officeooo:paragraph-rsid="0021262b" style:font-name-asian="Comic Sans MS1"/>
    </style:style>
    <style:style style:name="P6" style:family="paragraph" style:parent-style-name="Table_20_Contents">
      <style:paragraph-properties fo:text-align="center" style:justify-single-word="false"/>
      <style:text-properties style:font-name="Comic Sans MS1" officeooo:rsid="002301e7" officeooo:paragraph-rsid="002301e7" style:font-name-asian="Comic Sans MS1"/>
    </style:style>
    <style:style style:name="P7" style:family="paragraph" style:parent-style-name="Table_20_Contents">
      <style:paragraph-properties fo:margin-top="0cm" fo:margin-bottom="0.198cm" style:contextual-spacing="false" fo:text-align="center" style:justify-single-word="false"/>
      <style:text-properties style:font-name="Comic Sans MS" fo:language="en" fo:country="US"/>
    </style:style>
    <style:style style:name="P8" style:family="paragraph" style:parent-style-name="Table_20_Contents">
      <style:paragraph-properties fo:margin-top="0cm" fo:margin-bottom="0.097cm" style:contextual-spacing="false" fo:text-align="center" style:justify-single-word="false"/>
      <style:text-properties style:font-name-asian="標楷體" style:font-weight-asian="bold"/>
    </style:style>
    <style:style style:name="P9" style:family="paragraph" style:parent-style-name="Table_20_Contents">
      <style:paragraph-properties fo:margin-top="0.101cm" fo:margin-bottom="0.101cm" style:contextual-spacing="false" fo:text-align="center" style:justify-single-word="false"/>
      <style:text-properties style:font-name-asian="標楷體"/>
    </style:style>
    <style:style style:name="T1" style:family="text">
      <style:text-properties style:font-name-asian="標楷體"/>
    </style:style>
    <style:style style:name="T2" style:family="text">
      <style:text-properties style:font-name="Liberation Serif1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三階魔方盲解--角塊和邊塊的代號</text:span></text:h>
      <text:p text:style-name="Standard"/>
      <table:table table:name="表格1" table:style-name="表格1">
        <table:table-column table:style-name="表格1.A" table:number-columns-repeated="5"/>
        <table:table-column table:style-name="表格1.F"/>
        <table:table-row table:style-name="表格1.1">
          <table:table-cell table:style-name="表格1.A1" office:value-type="string">
            <text:p text:style-name="P8">顏色</text:p>
          </table:table-cell>
          <table:table-cell table:style-name="表格1.A1" office:value-type="string">
            <text:p text:style-name="P8">位置</text:p>
          </table:table-cell>
          <table:table-cell table:style-name="表格1.A1" office:value-type="string">
            <text:p text:style-name="P8">代號</text:p>
          </table:table-cell>
          <table:table-cell table:style-name="表格1.A1" office:value-type="string">
            <text:p text:style-name="P8">顏色</text:p>
          </table:table-cell>
          <table:table-cell table:style-name="表格1.A1" office:value-type="string">
            <text:p text:style-name="P8">位置</text:p>
          </table:table-cell>
          <table:table-cell table:style-name="表格1.F1" office:value-type="string">
            <text:p text:style-name="P8">代號</text:p>
          </table:table-cell>
        </table:table-row>
        <table:table-row table:style-name="TableLine1931178329872">
          <table:table-cell table:style-name="表格1.A2" table:number-columns-spanned="6" office:value-type="string">
            <text:p text:style-name="P9">角塊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31178329872">
          <table:table-cell table:style-name="表格1.A3" office:value-type="string">
            <text:p text:style-name="P7">WRB</text:p>
          </table:table-cell>
          <table:table-cell table:style-name="表格1.A3" office:value-type="string">
            <text:p text:style-name="P7">UFR</text:p>
          </table:table-cell>
          <table:table-cell table:style-name="表格1.A3" office:value-type="string">
            <text:p text:style-name="P7">1</text:p>
          </table:table-cell>
          <table:table-cell table:style-name="表格1.A3" office:value-type="string">
            <text:p text:style-name="P7">WBO</text:p>
          </table:table-cell>
          <table:table-cell table:style-name="表格1.A3" office:value-type="string">
            <text:p text:style-name="P7">URB</text:p>
          </table:table-cell>
          <table:table-cell table:style-name="表格1.A2" office:value-type="string">
            <text:p text:style-name="P7">2</text:p>
          </table:table-cell>
        </table:table-row>
        <table:table-row table:style-name="TableLine1931178329872">
          <table:table-cell table:style-name="表格1.A3" office:value-type="string">
            <text:p text:style-name="P7">WOG</text:p>
          </table:table-cell>
          <table:table-cell table:style-name="表格1.A3" office:value-type="string">
            <text:p text:style-name="P7">UBL</text:p>
          </table:table-cell>
          <table:table-cell table:style-name="表格1.A3" office:value-type="string">
            <text:p text:style-name="P7">3</text:p>
          </table:table-cell>
          <table:table-cell table:style-name="表格1.A3" office:value-type="string">
            <text:p text:style-name="P7">WGR</text:p>
          </table:table-cell>
          <table:table-cell table:style-name="表格1.A3" office:value-type="string">
            <text:p text:style-name="P7">ULF</text:p>
          </table:table-cell>
          <table:table-cell table:style-name="表格1.A2" office:value-type="string">
            <text:p text:style-name="P7">4</text:p>
          </table:table-cell>
        </table:table-row>
        <table:table-row table:style-name="TableLine1931178329872">
          <table:table-cell table:style-name="表格1.A3" office:value-type="string">
            <text:p text:style-name="P7">YRB</text:p>
          </table:table-cell>
          <table:table-cell table:style-name="表格1.A3" office:value-type="string">
            <text:p text:style-name="P7">DFR</text:p>
          </table:table-cell>
          <table:table-cell table:style-name="表格1.A3" office:value-type="string">
            <text:p text:style-name="P7">5</text:p>
          </table:table-cell>
          <table:table-cell table:style-name="表格1.A3" office:value-type="string">
            <text:p text:style-name="P7">YBO</text:p>
          </table:table-cell>
          <table:table-cell table:style-name="表格1.A3" office:value-type="string">
            <text:p text:style-name="P7">DRB</text:p>
          </table:table-cell>
          <table:table-cell table:style-name="表格1.A2" office:value-type="string">
            <text:p text:style-name="P7">6</text:p>
          </table:table-cell>
        </table:table-row>
        <table:table-row table:style-name="TableLine1931178329872">
          <table:table-cell table:style-name="表格1.A3" office:value-type="string">
            <text:p text:style-name="P7">YDG</text:p>
          </table:table-cell>
          <table:table-cell table:style-name="表格1.A3" office:value-type="string">
            <text:p text:style-name="P7">DBL</text:p>
          </table:table-cell>
          <table:table-cell table:style-name="表格1.A3" office:value-type="string">
            <text:p text:style-name="P7">7</text:p>
          </table:table-cell>
          <table:table-cell table:style-name="表格1.A3" office:value-type="string">
            <text:p text:style-name="P7">BGR</text:p>
          </table:table-cell>
          <table:table-cell table:style-name="表格1.A3" office:value-type="string">
            <text:p text:style-name="P7">DLF</text:p>
          </table:table-cell>
          <table:table-cell table:style-name="表格1.A2" office:value-type="string">
            <text:p text:style-name="P7">8</text:p>
          </table:table-cell>
        </table:table-row>
        <table:table-row table:style-name="TableLine1931178329872">
          <table:table-cell table:style-name="表格1.A2" table:number-columns-spanned="6" office:value-type="string">
            <text:p text:style-name="P9">邊塊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1931178329872">
          <table:table-cell table:style-name="表格1.A3" office:value-type="string">
            <text:p text:style-name="P7">WR</text:p>
          </table:table-cell>
          <table:table-cell table:style-name="表格1.A3" office:value-type="string">
            <text:p text:style-name="P7">UF</text:p>
          </table:table-cell>
          <table:table-cell table:style-name="表格1.A3" office:value-type="string">
            <text:p text:style-name="P7">1</text:p>
          </table:table-cell>
          <table:table-cell table:style-name="表格1.A3" office:value-type="string">
            <text:p text:style-name="P7">WB</text:p>
          </table:table-cell>
          <table:table-cell table:style-name="表格1.A3" office:value-type="string">
            <text:p text:style-name="P7">UR</text:p>
          </table:table-cell>
          <table:table-cell table:style-name="表格1.A2" office:value-type="string">
            <text:p text:style-name="P7">2</text:p>
          </table:table-cell>
        </table:table-row>
        <table:table-row table:style-name="TableLine1931178329872">
          <table:table-cell table:style-name="表格1.A3" office:value-type="string">
            <text:p text:style-name="P7">WO</text:p>
          </table:table-cell>
          <table:table-cell table:style-name="表格1.A3" office:value-type="string">
            <text:p text:style-name="P7">UB</text:p>
          </table:table-cell>
          <table:table-cell table:style-name="表格1.A3" office:value-type="string">
            <text:p text:style-name="P7">3</text:p>
          </table:table-cell>
          <table:table-cell table:style-name="表格1.A3" office:value-type="string">
            <text:p text:style-name="P7">WG</text:p>
          </table:table-cell>
          <table:table-cell table:style-name="表格1.A3" office:value-type="string">
            <text:p text:style-name="P7">UL</text:p>
          </table:table-cell>
          <table:table-cell table:style-name="表格1.A2" office:value-type="string">
            <text:p text:style-name="P7">4</text:p>
          </table:table-cell>
        </table:table-row>
        <table:table-row table:style-name="TableLine1931178329872">
          <table:table-cell table:style-name="表格1.A3" office:value-type="string">
            <text:p text:style-name="P7">RB</text:p>
          </table:table-cell>
          <table:table-cell table:style-name="表格1.A3" office:value-type="string">
            <text:p text:style-name="P7">FR</text:p>
          </table:table-cell>
          <table:table-cell table:style-name="表格1.A3" office:value-type="string">
            <text:p text:style-name="P7">5</text:p>
          </table:table-cell>
          <table:table-cell table:style-name="表格1.A3" office:value-type="string">
            <text:p text:style-name="P7">BO</text:p>
          </table:table-cell>
          <table:table-cell table:style-name="表格1.A3" office:value-type="string">
            <text:p text:style-name="P7">RB</text:p>
          </table:table-cell>
          <table:table-cell table:style-name="表格1.A2" office:value-type="string">
            <text:p text:style-name="P7">6</text:p>
          </table:table-cell>
        </table:table-row>
        <table:table-row table:style-name="TableLine1931178329872">
          <table:table-cell table:style-name="表格1.A3" office:value-type="string">
            <text:p text:style-name="P7">OG</text:p>
          </table:table-cell>
          <table:table-cell table:style-name="表格1.A3" office:value-type="string">
            <text:p text:style-name="P7">BL</text:p>
          </table:table-cell>
          <table:table-cell table:style-name="表格1.A3" office:value-type="string">
            <text:p text:style-name="P7">7</text:p>
          </table:table-cell>
          <table:table-cell table:style-name="表格1.A3" office:value-type="string">
            <text:p text:style-name="P7">GR</text:p>
          </table:table-cell>
          <table:table-cell table:style-name="表格1.A3" office:value-type="string">
            <text:p text:style-name="P7">LF</text:p>
          </table:table-cell>
          <table:table-cell table:style-name="表格1.A2" office:value-type="string">
            <text:p text:style-name="P7">8</text:p>
          </table:table-cell>
        </table:table-row>
        <table:table-row table:style-name="TableLine1931178329872">
          <table:table-cell table:style-name="表格1.A3" office:value-type="string">
            <text:p text:style-name="P7">YR</text:p>
          </table:table-cell>
          <table:table-cell table:style-name="表格1.A3" office:value-type="string">
            <text:p text:style-name="P7">DF</text:p>
          </table:table-cell>
          <table:table-cell table:style-name="表格1.A3" office:value-type="string">
            <text:p text:style-name="P7">9</text:p>
          </table:table-cell>
          <table:table-cell table:style-name="表格1.A3" office:value-type="string">
            <text:p text:style-name="P7">YB</text:p>
          </table:table-cell>
          <table:table-cell table:style-name="表格1.A3" office:value-type="string">
            <text:p text:style-name="P7">DR</text:p>
          </table:table-cell>
          <table:table-cell table:style-name="表格1.A2" office:value-type="string">
            <text:p text:style-name="P7">0</text:p>
          </table:table-cell>
        </table:table-row>
        <table:table-row table:style-name="TableLine1931178329872">
          <table:table-cell table:style-name="表格1.A3" office:value-type="string">
            <text:p text:style-name="P7">YO</text:p>
          </table:table-cell>
          <table:table-cell table:style-name="表格1.A3" office:value-type="string">
            <text:p text:style-name="P7">DB</text:p>
          </table:table-cell>
          <table:table-cell table:style-name="表格1.A3" office:value-type="string">
            <text:p text:style-name="P7">A</text:p>
          </table:table-cell>
          <table:table-cell table:style-name="表格1.A3" office:value-type="string">
            <text:p text:style-name="P7">YG</text:p>
          </table:table-cell>
          <table:table-cell table:style-name="表格1.A3" office:value-type="string">
            <text:p text:style-name="P7">DL</text:p>
          </table:table-cell>
          <table:table-cell table:style-name="表格1.A2" office:value-type="string">
            <text:p text:style-name="P7">X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mic Sans MS" svg:font-family="'Comic Sans MS', cursive"/>
    <style:font-face style:name="Liberation Serif1" svg:font-family="'Liberation Serif', serif"/>
    <style:font-face style:name="標楷體" svg:font-family="標楷體, cursive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Comic Sans MS1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TW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新細明體" style:font-family-asian="新細明體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4-18T07:19:05.119000000</dc:date>
    <meta:editing-duration>PT10M</meta:editing-duration>
    <meta:editing-cycles>4</meta:editing-cycles>
    <meta:generator>LibreOffice/7.1.6.2$Windows_X86_64 LibreOffice_project/0e133318fcee89abacd6a7d077e292f1145735c3</meta:generator>
    <meta:document-statistic meta:table-count="1" meta:image-count="0" meta:object-count="0" meta:page-count="1" meta:paragraph-count="69" meta:word-count="91" meta:character-count="148" meta:non-whitespace-character-count="148"/>
  </office:meta>
</office:document-meta>
</file>